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0.5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826cm"/>
    </style:style>
    <style:style style:name="co4" style:family="table-column">
      <style:table-column-properties fo:break-before="auto" style:column-width="14.776cm"/>
    </style:style>
    <style:style style:name="co12" style:family="table-column">
      <style:table-column-properties fo:break-before="auto" style:column-width="5.202cm"/>
    </style:style>
    <style:style style:name="co13" style:family="table-column">
      <style:table-column-properties fo:break-before="auto" style:column-width="7.839cm"/>
    </style:style>
    <style:style style:name="co14" style:family="table-column">
      <style:table-column-properties fo:break-before="auto" style:column-width="17.838cm"/>
    </style:style>
    <style:style style:name="co15" style:family="table-column">
      <style:table-column-properties fo:break-before="auto" style:column-width="18.9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7.42cm"/>
    </style:style>
    <style:style style:name="co18" style:family="table-column">
      <style:table-column-properties fo:break-before="auto" style:column-width="21.534cm"/>
    </style:style>
    <style:style style:name="co19" style:family="table-column">
      <style:table-column-properties fo:break-before="auto" style:column-width="2.27cm"/>
    </style:style>
    <style:style style:name="co20" style:family="table-column">
      <style:table-column-properties fo:break-before="auto" style:column-width="8.576cm"/>
    </style:style>
    <style:style style:name="co21" style:family="table-column">
      <style:table-column-properties fo:break-before="auto" style:column-width="6.445cm"/>
    </style:style>
    <style:style style:name="co22" style:family="table-column">
      <style:table-column-properties fo:break-before="auto" style:column-width="8.047cm"/>
    </style:style>
    <style:style style:name="co23" style:family="table-column">
      <style:table-column-properties fo:break-before="auto" style:column-width="3.692cm"/>
    </style:style>
    <style:style style:name="co24" style:family="table-column">
      <style:table-column-properties fo:break-before="auto" style:column-width="7.011cm"/>
    </style:style>
    <style:style style:name="co25" style:family="table-column">
      <style:table-column-properties fo:break-before="auto" style:column-width="8.403cm"/>
    </style:style>
    <style:style style:name="co26" style:family="table-column">
      <style:table-column-properties fo:break-before="auto" style:column-width="2.515cm"/>
    </style:style>
    <style:style style:name="co27" style:family="table-column">
      <style:table-column-properties fo:break-before="auto" style:column-width="2.33cm"/>
    </style:style>
    <style:style style:name="co28" style:family="table-column">
      <style:table-column-properties fo:break-before="auto" style:column-width="0.503cm"/>
    </style:style>
    <style:style style:name="co29" style:family="table-column">
      <style:table-column-properties fo:break-before="auto" style:column-width="39.164cm"/>
    </style:style>
    <style:style style:name="co30" style:family="table-column">
      <style:table-column-properties fo:break-before="auto" style:column-width="8.527cm"/>
    </style:style>
    <style:style style:name="co31" style:family="table-column">
      <style:table-column-properties fo:break-before="auto" style:column-width="7.202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437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xml_20_files">
      <style:table-properties table:display="true" style:writing-mode="lr-tb"/>
    </style:style>
    <style:style style:name="ce24" style:family="table-cell" style:parent-style-name="Default">
      <style:table-cell-properties fo:background-color="#dddddd"/>
    </style:style>
    <style:style style:name="ce2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ackground-color="#cfe7f5"/>
    </style:style>
    <style:style style:name="ce2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0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00"/>
    </style:style>
    <style:style style:name="ce33" style:family="table-cell" style:parent-style-name="Default">
      <style:table-cell-properties fo:background-color="#ccffff"/>
      <style:text-properties style:text-underline-style="none" fo:font-weight="bold" style:font-weight-asian="bold" style:font-weight-complex="bold"/>
    </style:style>
    <style:style style:name="ce34" style:family="table-cell" style:parent-style-name="Default">
      <style:table-cell-properties fo:background-color="#cc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9999"/>
      <style:text-properties style:text-underline-style="none" fo:font-weight="bold" style:font-weight-asian="bold" style:font-weight-complex="bold"/>
    </style:style>
    <style:style style:name="ce43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99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cc99"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cc99"/>
    </style:style>
    <style:style style:name="ce57" style:family="table-cell" style:parent-style-name="Default">
      <style:text-properties fo:color="#b2b2b2"/>
    </style:style>
    <style:style style:name="ce58" style:family="table-cell" style:parent-style-name="Default">
      <style:text-properties fo:color="#b2b2b2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color="#b2b2b2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/>
      <style:text-properties fo:font-size="14pt" style:font-size-asian="14pt" style:font-size-complex="14pt"/>
    </style:style>
    <style:style style:name="ce6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cccccc"/>
      <style:text-properties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00ff66"/>
    </style:style>
    <style:style style:name="ce66" style:family="table-cell" style:parent-style-name="Default">
      <style:table-cell-properties fo:background-color="#ff3333"/>
    </style:style>
    <style:style style:name="ce67" style:family="table-cell" style:parent-style-name="Default">
      <style:table-cell-properties fo:background-color="#ff0000"/>
    </style:style>
    <style:style style:name="ce68" style:family="table-cell" style:parent-style-name="Default">
      <style:table-cell-properties fo:background-color="#cccccc"/>
    </style:style>
    <style:style style:name="ce69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0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italic" fo:text-shadow="none" style:text-underline-style="none" fo:font-weight="norm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ce73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4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5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6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7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0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1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Excel_20_Built-in_20_Normal">
      <style:table-cell-properties fo:background-color="#dddddd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3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4" style:family="table-cell" style:parent-style-name="Excel_20_Built-in_20_Normal">
      <style:table-cell-properties fo:background-color="#dddddd" style:text-align-source="fix" style:repeat-content="false"/>
      <style:paragraph-properties fo:text-align="end" fo:margin-left="0cm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5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660033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6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7" style:family="table-cell" style:parent-style-name="Excel_20_Built-in_20_Normal">
      <style:table-cell-properties fo:background-color="#dddddd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8" style:family="table-cell" style:parent-style-name="Excel_20_Built-in_20_Normal">
      <style:table-cell-properties fo:background-color="#dddddd"/>
      <style:text-properties fo:color="#666666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9" style:family="table-cell" style:parent-style-name="Excel_20_Built-in_20_Normal">
      <style:table-cell-properties fo:background-color="#333333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0" style:family="table-cell" style:parent-style-name="Excel_20_Built-in_20_Normal"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1" style:family="table-cell" style:parent-style-name="Excel_20_Built-in_20_Normal"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xml files" table:style-name="ta3" table:print="false">
        <office:forms form:automatic-focus="false" form:apply-design-mode="false"/>
        <table:table-column table:style-name="co25" table:default-cell-style-name="ce71"/>
        <table:table-column table:style-name="co26" table:default-cell-style-name="ce79"/>
        <table:table-column table:style-name="co27" table:default-cell-style-name="ce79"/>
        <table:table-column table:style-name="co4" table:default-cell-style-name="ce82"/>
        <table:table-column table:style-name="co28" table:default-cell-style-name="ce82"/>
        <table:table-column table:style-name="co29" table:default-cell-style-name="ce82"/>
        <table:table-column table:style-name="co30" table:default-cell-style-name="ce90"/>
        <table:table-column table:style-name="co31" table:default-cell-style-name="ce90"/>
        <table:table-column table:style-name="co27" table:number-columns-repeated="1016" table:default-cell-style-name="ce90"/>
        <table:table-row table:style-name="ro10">
          <table:table-cell table:style-name="ce69"/>
          <table:table-cell table:style-name="ce74" office:value-type="string">
            <text:p>done</text:p>
          </table:table-cell>
          <table:table-cell table:style-name="ce74" office:value-type="string">
            <text:p>wip</text:p>
          </table:table-cell>
          <table:table-cell office:value-type="string">
            <text:p>files</text:p>
          </table:table-cell>
          <table:table-cell/>
          <table:table-cell office:value-type="string">
            <text:p>notes</text:p>
          </table:table-cell>
          <table:table-cell table:style-name="ce82" table:number-columns-repeated="1018"/>
        </table:table-row>
        <table:table-row table:style-name="ro11">
          <table:table-cell table:style-name="ce70"/>
          <table:table-cell table:style-name="ce75" table:number-columns-repeated="2"/>
          <table:table-cell table:number-columns-repeated="3"/>
          <table:table-cell table:style-name="ce89" table:number-columns-repeated="1018"/>
        </table:table-row>
        <table:table-row table:style-name="ro10">
          <table:table-cell/>
          <table:table-cell table:style-name="ce76"/>
          <table:table-cell table:style-name="ce80"/>
          <table:table-cell table:number-columns-repeated="1021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AddonBrowser</text:p>
          </table:table-cell>
          <table:table-cell/>
          <table:table-cell office:value-type="string">
            <text:p>improve layout , may add 2nd view typ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01_InitialStartUp</text:p>
          </table:table-cell>
          <table:table-cell/>
          <table:table-cell office:value-type="string">
            <text:p>go over default settings when beta/final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03_Configuration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04_CustomContextual</text:p>
          </table:table-cell>
          <table:table-cell/>
          <table:table-cell office:value-type="string">
            <text:p>may add tmdb.helper stuff, get better layout (heading,colors,) slide anim are fin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Custom_1105_SettingsViews <text:s text:c="2"/></text:p>
          </table:table-cell>
          <table:table-cell/>
          <table:table-cell office:value-type="string">
            <text:p>go over conditions, prevent unwished settings,toggle vivibility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10_HUB_Music</text:p>
          </table:table-cell>
          <table:table-cell/>
          <table:table-cell office:value-type="string">
            <text:p>cleanup, add labels, fix navigation, resolve player label overlays, onlclick override action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11_HUB_Music_Fancy</text:p>
          </table:table-cell>
          <table:table-cell/>
          <table:table-cell office:value-type="string">
            <text:p>maybe replacement later,keep digferent from 1110 for adjustimg, goal is a better place usage, add recommendations, better info placements, bigger heading fonts, resolve custom container sort options (new button group; sort by,sortorder,show info, play from here, add playlist? ) , better font , slideout menu, add sorting functions</text:p>
          </table:table-cell>
          <table:table-cell table:number-columns-repeated="1018"/>
        </table:table-row>
        <table:table-row table:style-name="ro10">
          <table:table-cell office:value-type="string">
            <text:p>unused <text:s/></text:p>
          </table:table-cell>
          <table:table-cell table:style-name="ce76"/>
          <table:table-cell table:style-name="ce80" office:value-type="string">
            <text:p>x</text:p>
          </table:table-cell>
          <table:table-cell table:style-name="ce84" office:value-type="string">
            <text:p>Custom_1115_HUB_tmdb</text:p>
          </table:table-cell>
          <table:table-cell/>
          <table:table-cell office:value-type="string">
            <text:p>got some idea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20_Search</text:p>
          </table:table-cell>
          <table:table-cell/>
          <table:table-cell office:value-type="string">
            <text:p>go over containers,id's, maybe add info layout, heading n tag labels</text:p>
          </table:table-cell>
          <table:table-cell table:number-columns-repeated="1018"/>
        </table:table-row>
        <table:table-row table:style-name="ro10">
          <table:table-cell office:value-type="string">
            <text:p>unused <text:s/></text:p>
          </table:table-cell>
          <table:table-cell table:style-name="ce77"/>
          <table:table-cell table:style-name="ce80" office:value-type="string">
            <text:p>x</text:p>
          </table:table-cell>
          <table:table-cell table:style-name="ce69" office:value-type="string">
            <text:p>Custom_1121_ArtworkSlideshow <text:s text:c="2"/></text:p>
          </table:table-cell>
          <table:table-cell/>
          <table:table-cell office:value-type="string">
            <text:p>Artwork SlideShow replacement idea for use in dialog video/music info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22_PreviewDialog</text:p>
          </table:table-cell>
          <table:table-cell/>
          <table:table-cell office:value-type="string">
            <text:p>Auto trailer big vie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-</text:p>
          </table:table-cell>
          <table:table-cell table:style-name="ce80" office:value-type="string">
            <text:p>-</text:p>
          </table:table-cell>
          <table:table-cell office:value-type="string">
            <text:p>Custom_1123_blurtest</text:p>
          </table:table-cell>
          <table:table-cell/>
          <table:table-cell office:value-type="string">
            <text:p>delete me. Just testing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33_login</text:p>
          </table:table-cell>
          <table:table-cell/>
          <table:table-cell office:value-type="string">
            <text:p>copy window layout of loginscreen.xml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40_MusicPlayerContainers</text:p>
          </table:table-cell>
          <table:table-cell/>
          <table:table-cell office:value-type="string">
            <text:p>Playlist layouts for musicvidualisation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93_AutoReloadSkin</text:p>
          </table:table-cell>
          <table:table-cell/>
          <table:table-cell office:value-type="string">
            <text:p>buggy - kodi crash - therefore outcommented action, was neded when widget attribute settings change. e.g. bottom tags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4_AutoPlayTrailer</text:p>
          </table:table-cell>
          <table:table-cell/>
          <table:table-cell office:value-type="string">
            <text:p>just adjust visible conditions if some views can autoplay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5_MusicPlayer_forceinfo</text:p>
          </table:table-cell>
          <table:table-cell/>
          <table:table-cell office:value-type="string">
            <text:p>Monitoring : auto set Player.Info <text:s/>to true (music player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6_ClearTrailerProp <text:s text:c="2"/></text:p>
          </table:table-cell>
          <table:table-cell/>
          <table:table-cell office:value-type="string">
            <text:p>Monitoring : <text:s/>clear play trailer property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7_BounceLeft</text:p>
          </table:table-cell>
          <table:table-cell/>
          <table:table-cell office:value-type="string">
            <text:p>Animation (currentlynot in use 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8_BounceRight</text:p>
          </table:table-cell>
          <table:table-cell/>
          <table:table-cell office:value-type="string">
            <text:p>Animation (currently just settings.xml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AddonInfo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AddonSetting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1"/>
          <table:table-cell office:value-type="string">
            <text:p>DialogBusy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ButtonMenu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Confirm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ContextMenu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ExtendedProgressBar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/>
          <table:table-cell office:value-type="string">
            <text:p>DialogFavourites</text:p>
          </table:table-cell>
          <table:table-cell/>
          <table:table-cell office:value-type="string">
            <text:p>improve layou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GameController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Keyboard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MediaSource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MusicInfo</text:p>
          </table:table-cell>
          <table:table-cell/>
          <table:table-cell office:value-type="string">
            <text:p>need fix navigation, containers, artwork dump options?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Notification</text:p>
          </table:table-cell>
          <table:table-cell/>
          <table:table-cell office:value-type="string">
            <text:p>Improve, may change layou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Numeric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PictureInfo</text:p>
          </table:table-cell>
          <table:table-cell/>
          <table:table-cell office:value-type="string">
            <text:p>untouched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PlayerProcessInfo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DialogPVRChannelGuide</text:p>
          </table:table-cell>
          <table:table-cell/>
          <table:table-cell office:value-type="string">
            <text:p>shared layout dialog videoinfo, unadjusted container include conditions, unadjusted CAST LOOKUP VAR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69" office:value-type="string">
            <text:p>DialogPVRChannelManage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69" office:value-type="string">
            <text:p>DialogPVRChannelsOSD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69" office:value-type="string">
            <text:p>DialogPVRGroupManager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-</text:p>
          </table:table-cell>
          <table:table-cell table:style-name="ce80" office:value-type="string">
            <text:p>-</text:p>
          </table:table-cell>
          <table:table-cell table:style-name="ce85" office:value-type="string">
            <text:p>DialogPVRGuideControls</text:p>
          </table:table-cell>
          <table:table-cell/>
          <table:table-cell office:value-type="string">
            <text:p><text:s/>- disabled – context fn in use → <text:a xlink:href="https://forum.kodi.tv/showthread.php?tid=343076&amp;pid=2888534#pid2888534">https://forum.kodi.tv/showthread.php?tid=343076&amp;pid=2888534#pid2888534</text:a>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DialogPVRGuideSearch</text:p>
          </table:table-cell>
          <table:table-cell/>
          <table:table-cell office:value-type="string">
            <text:p>unadjusted colors, unhappy with layout but so what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69" office:value-type="string">
            <text:p>DialogPVRInfo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?</text:p>
          </table:table-cell>
          <table:table-cell table:style-name="ce80" office:value-type="string">
            <text:p>?</text:p>
          </table:table-cell>
          <table:table-cell table:style-name="ce83" office:value-type="string">
            <text:p>DialogSeekBar</text:p>
          </table:table-cell>
          <table:table-cell/>
          <table:table-cell office:value-type="string">
            <text:p>i may not need it , shows up if paused/seeking ?, currently use seek| pvr.seek via ctrl in videoosd.xml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Select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Slider</text:p>
          </table:table-cell>
          <table:table-cell/>
          <table:table-cell office:value-type="string">
            <text:p>current positionining assumes dialogsettings is previous windo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Subtitle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TextViewer</text:p>
          </table:table-cell>
          <table:table-cell/>
          <table:table-cell office:value-type="string">
            <text:p>may resolve color usage (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VideoInfo</text:p>
          </table:table-cell>
          <table:table-cell/>
          <table:table-cell office:value-type="string">
            <text:p>resolve container usage/paths, cleanup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VolumeBar</text:p>
          </table:table-cell>
          <table:table-cell/>
          <table:table-cell office:value-type="string">
            <text:p>may resolve color usage, currently hardcoded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EventLog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FileBrowser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FileManage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Font</text:p>
          </table:table-cell>
          <table:table-cell/>
          <table:table-cell office:value-type="string">
            <text:p>cleanup, sorting ; may add arial fontset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GameOSD</text:p>
          </table:table-cell>
          <table:table-cell/>
          <table:table-cell office:value-type="string">
            <text:p>change layout,check/add setting; go over possible bool setting</text:p>
          </table:table-cell>
          <table:table-cell table:number-columns-repeated="1018"/>
        </table:table-row>
        <table:table-row table:style-name="ro10">
          <table:table-cell table:style-name="ce72" office:value-type="string">
            <text:p>unsupported control type 1</text:p>
          </table:table-cell>
          <table:table-cell table:style-name="ce76"/>
          <table:table-cell table:style-name="ce80" office:value-type="string">
            <text:p>x</text:p>
          </table:table-cell>
          <table:table-cell office:value-type="string">
            <text:p>Home</text:p>
          </table:table-cell>
          <table:table-cell/>
          <table:table-cell office:value-type="string">
            <text:p>cleanup, resolve offset issues , widget issues, add option show containers based on currently focused mainmenu item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Includes</text:p>
          </table:table-cell>
          <table:table-cell/>
          <table:table-cell office:value-type="string">
            <text:p>cleanup, sorting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LoginScreen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MusicOSD</text:p>
          </table:table-cell>
          <table:table-cell/>
          <table:table-cell table:style-name="ce24"/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MusicVisualisation</text:p>
          </table:table-cell>
          <table:table-cell/>
          <table:table-cell office:value-type="string">
            <text:p>improve culrc lyrics, go over labels (especially track nr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Games</text:p>
          </table:table-cell>
          <table:table-cell/>
          <table:table-cell office:value-type="string">
            <text:p>no database yet, </text:p>
          </table:table-cell>
          <table:table-cell table:number-columns-repeated="1018"/>
        </table:table-row>
        <table:table-row table:style-name="ro10">
          <table:table-cell table:style-name="ce72" office:value-type="string">
            <text:p>unsupported control type 16</text:p>
          </table:table-cell>
          <table:table-cell table:style-name="ce76" office:value-type="string">
            <text:p>x</text:p>
          </table:table-cell>
          <table:table-cell table:style-name="ce80"/>
          <table:table-cell office:value-type="string">
            <text:p>MyMusic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MusicPlaylistEdito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ics</text:p>
          </table:table-cell>
          <table:table-cell/>
          <table:table-cell office:value-type="string">
            <text:p>Untouched, especially labels, infodialog?, use just copy paste from common view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laylist</text:p>
          </table:table-cell>
          <table:table-cell/>
          <table:table-cell office:value-type="string">
            <text:p>just basics for test</text:p>
          </table:table-cell>
          <table:table-cell table:number-columns-repeated="1018"/>
        </table:table-row>
        <table:table-row table:style-name="ro10">
          <table:table-cell table:style-name="ce72"/>
          <table:table-cell table:style-name="ce76" office:value-type="string">
            <text:p>x</text:p>
          </table:table-cell>
          <table:table-cell table:style-name="ce80"/>
          <table:table-cell office:value-type="string">
            <text:p>MyPrograms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6" office:value-type="string">
            <text:p>MyPVRChannels</text:p>
          </table:table-cell>
          <table:table-cell/>
          <table:table-cell office:value-type="string">
            <text:p>currently just add panel views 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6" office:value-type="string">
            <text:p>MyPVRGuide</text:p>
          </table:table-cell>
          <table:table-cell/>
          <table:table-cell office:value-type="string">
            <text:p>started, no custom colors, default onclick always open DialogPVRChannelGuid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6" office:value-type="string">
            <text:p>MyPVRRecordings</text:p>
          </table:table-cell>
          <table:table-cell/>
          <table:table-cell office:value-type="string">
            <text:p>currently just add panel views 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6" office:value-type="string">
            <text:p>MyPVRSearch</text:p>
          </table:table-cell>
          <table:table-cell/>
          <table:table-cell office:value-type="string">
            <text:p>currently just add panel views 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6" office:value-type="string">
            <text:p>MyPVRTimers</text:p>
          </table:table-cell>
          <table:table-cell/>
          <table:table-cell office:value-type="string">
            <text:p>?</text:p>
          </table:table-cell>
          <table:table-cell table:number-columns-repeated="1018"/>
        </table:table-row>
        <table:table-row table:style-name="ro10">
          <table:table-cell table:style-name="ce72" office:value-type="string">
            <text:p>unsupported control type 16</text:p>
          </table:table-cell>
          <table:table-cell table:style-name="ce76" office:value-type="string">
            <text:p>x</text:p>
          </table:table-cell>
          <table:table-cell table:style-name="ce80"/>
          <table:table-cell office:value-type="string">
            <text:p>MyVideo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69" office:value-type="string">
            <text:p>MyWeather</text:p>
          </table:table-cell>
          <table:table-cell/>
          <table:table-cell office:value-type="string">
            <text:p>- revisit for clors usag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PlayerControls</text:p>
          </table:table-cell>
          <table:table-cell/>
          <table:table-cell office:value-type="string">
            <text:p>???????? <text:s text:c="2"/>&lt;visible&gt;Player.HasMedia + Window.IsActive(PlayerControls) + !Window.IsActive(FullscreenVideo) + !Window.IsActive(FullscreenGame) + !Window.IsActive(Visualisation)&lt;/visible&gt; 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Pointer</text:p>
          </table:table-cell>
          <table:table-cell/>
          <table:table-cell office:value-type="string">
            <text:p>may drop touch mouse support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cript-cu-lrclyrics-main</text:p>
          </table:table-cell>
          <table:table-cell/>
          <table:table-cell office:value-type="string">
            <text:p>improve, may change layou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cript-embuary-image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cript-embuary-person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cript-embuary-video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cript-skin_helper_service-ColorPicker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Category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Profile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ScreenCalibration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SystemInfo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kinsettings</text:p>
          </table:table-cell>
          <table:table-cell/>
          <table:table-cell office:value-type="string">
            <text:p>layout done, add remove settings only <text:s text:c="2"/>, <text:s text:c="3"/>settings_colors-&gt;template bg error in generell for color usage menucontrol ; use common button fo/nf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lideShow</text:p>
          </table:table-cell>
          <table:table-cell/>
          <table:table-cell office:value-type="string">
            <text:p>untouched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martPlaylistEditor</text:p>
          </table:table-cell>
          <table:table-cell/>
          <table:table-cell office:value-type="string">
            <text:p>may chnage layout, revisit colors (dialog use own bg and accent but use global button for panel and text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martPlaylistRule</text:p>
          </table:table-cell>
          <table:table-cell/>
          <table:table-cell office:value-type="string">
            <text:p>may chnage layout, revisit colors (dialog use own bg and accent but use global button for panel and text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tartup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VideoFullScreen</text:p>
          </table:table-cell>
          <table:table-cell table:style-name="ce69"/>
          <table:table-cell table:style-name="ce74"/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VideoOSD</text:p>
          </table:table-cell>
          <table:table-cell table:style-name="ce69"/>
          <table:table-cell table:style-name="ce83" office:value-type="string">
            <text:p>decide to optional add some labels; revisit code for cleanup, espeacialy show/hid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VideoOSDBookmarks</text:p>
          </table:table-cell>
          <table:table-cell table:style-name="ce69"/>
          <table:table-cell table:style-name="ce83" office:value-type="string">
            <text:p>improve, may change layout</text:p>
          </table:table-cell>
          <table:table-cell table:number-columns-repeated="1018"/>
        </table:table-row>
        <table:table-row table:style-name="ro10">
          <table:table-cell table:style-name="ce73"/>
          <table:table-cell table:style-name="ce78" table:number-columns-repeated="2"/>
          <table:table-cell table:style-name="ce87" office:value-type="string">
            <text:p>swan_embuaryinfo_person</text:p>
          </table:table-cell>
          <table:table-cell table:style-name="ce87"/>
          <table:table-cell table:style-name="ce87" office:value-type="string">
            <text:p>not in use anymore</text:p>
          </table:table-cell>
          <table:table-cell table:style-name="ce91" table:number-columns-repeated="1018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animation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backgroundbuilding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color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constan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container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debug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defaul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dialog_musicinfo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dialog_videoinfo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expression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fon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home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home_widge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hub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mediaflag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menucontrol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player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search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skinsetting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temp_kodiversion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ariable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iew_50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iew_502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iew_503_504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iew_504_OLD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iew_51_52_53_54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iew_56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iew_58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widget_shortcuts</text:p>
          </table:table-cell>
          <table:table-cell table:number-columns-repeated="1020"/>
        </table:table-row>
        <table:table-row table:style-name="ro10" table:number-rows-repeated="8">
          <table:table-cell table:number-columns-repeated="1024"/>
        </table:table-row>
        <table:table-row table:style-name="ro3" table:number-rows-repeated="10484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UI Version CHanges" table:style-name="ta2" table:print="false">
        <office:forms form:automatic-focus="false" form:apply-design-mode="false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0" table:default-cell-style-name="ce24"/>
        <table:table-column table:style-name="co4" table:default-cell-style-name="ce24"/>
        <table:table-column table:style-name="co12" table:default-cell-style-name="ce24"/>
        <table:table-column table:style-name="co10" table:default-cell-style-name="ce24"/>
        <table:table-column table:style-name="co13" table:default-cell-style-name="ce24"/>
        <table:table-column table:style-name="co10" table:default-cell-style-name="ce24"/>
        <table:table-column table:style-name="co14" table:default-cell-style-name="ce24"/>
        <table:table-column table:style-name="co10" table:number-columns-repeated="991" table:default-cell-style-name="ce24"/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table:style-name="ce25" office:value-type="string">
            <text:p>MATRIX</text:p>
          </table:table-cell>
          <table:table-cell/>
          <table:table-cell table:style-name="Default"/>
          <table:table-cell table:number-columns-repeated="3"/>
          <table:table-cell table:style-name="ce28" office:value-type="string">
            <text:p>NEXUS</text:p>
          </table:table-cell>
          <table:table-cell table:style-name="ce27" office:value-type="string">
            <text:p>new path</text:p>
          </table:table-cell>
          <table:table-cell table:style-name="ce27" table:number-columns-repeated="2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office:value-type="string">
            <text:p>https://forum.kodi.tv/showthread.php?tid=363553</text:p>
          </table:table-cell>
          <table:table-cell/>
          <table:table-cell office:value-type="string">
            <text:p>ListItem.FileNameNoExtension </text:p>
          </table:table-cell>
          <table:table-cell/>
          <table:table-cell office:value-type="string">
            <text:p>url=https://forum.kodi.tv/showthread.php?tid=343076&amp;pid=2855877#pid2855877</text:p>
          </table:table-cell>
          <table:table-cell/>
          <table:table-cell table:style-name="ce27"/>
          <table:table-cell table:style-name="ce27" office:value-type="string">
            <text:p>addons://default_binary_addons_source/ </text:p>
          </table:table-cell>
          <table:table-cell table:style-name="ce27"/>
          <table:table-cell table:style-name="ce27" office:value-type="string">
            <text:p>url=https://forum.kodi.tv/showthread.php?tid=363553&amp;pid=3049150#pid3049150</text:p>
          </table:table-cell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CurrentItem </text:p>
          </table:table-cell>
          <table:table-cell/>
          <table:table-cell office:value-type="string">
            <text:p>url=https://forum.kodi.tv/showthread.php?tid=343076&amp;pid=2879217#pid287921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DiscTitle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DiscTitle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TotalDiscs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Release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Original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BPM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Release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Original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BPM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UniqueID() </text:p>
          </table:table-cell>
          <table:table-cell/>
          <table:table-cell office:value-type="string">
            <text:p>url=https://forum.kodi.tv/showthread.php?tid=343076&amp;pid=2932067#pid29320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.UniqueID() </text:p>
          </table:table-cell>
          <table:table-cell/>
          <table:table-cell office:value-type="string">
            <text:p>url=https://forum.kodi.tv/showthread.php?tid=343076&amp;pid=2932067#pid29320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TvShowDBID </text:p>
          </table:table-cell>
          <table:table-cell/>
          <table:table-cell office:value-type="string">
            <text:p>url=https://forum.kodi.tv/showthread.php?tid=343076&amp;pid=2937215#pid29372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.TvShowDBID </text:p>
          </table:table-cell>
          <table:table-cell/>
          <table:table-cell office:value-type="string">
            <text:p>url=https://forum.kodi.tv/showthread.php?tid=343076&amp;pid=2937215#pid29372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BitRate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SampleRate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MusicChannels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lbumStatus </text:p>
          </table:table-cell>
          <table:table-cell/>
          <table:table-cell office:value-type="string">
            <text:p>url=https://forum.kodi.tv/showthread.php?tid=343076&amp;pid=2955070#pid295507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BuildVersionCode </text:p>
          </table:table-cell>
          <table:table-cell/>
          <table:table-cell office:value-type="string">
            <text:p>url=https://forum.kodi.tv/showthread.php?tid=343076&amp;pid=2955088#pid295508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BuildVersionGit </text:p>
          </table:table-cell>
          <table:table-cell/>
          <table:table-cell office:value-type="string">
            <text:p>url=https://forum.kodi.tv/showthread.php?tid=343076&amp;pid=2955088#pid295508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lbum_Duration) </text:p>
          </table:table-cell>
          <table:table-cell/>
          <table:table-cell office:value-type="string">
            <text:p>url=https://forum.kodi.tv/showthread.php?tid=343076&amp;pid=2971366#pid297136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ddonLifecycleType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ddonLifecycleDesc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TotalDiscs </text:p>
          </table:table-cell>
          <table:table-cell/>
          <table:table-cell office:value-type="string">
            <text:p>url=https://forum.kodi.tv/showthread.php?tid=343076&amp;pid=2977186#pid297718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VR.TimeShiftSeekbar </text:p>
          </table:table-cell>
          <table:table-cell/>
          <table:table-cell office:value-type="string">
            <text:p>url=https://forum.kodi.tv/showthread.php?tid=343076&amp;pid=2981789#pid29817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AddonUpdateCount </text:p>
          </table:table-cell>
          <table:table-cell/>
          <table:table-cell office:value-type="string">
            <text:p>url=https://forum.kodi.tv/showthread.php?tid=343076&amp;pid=3017733#pid30177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table:number-columns-repeated="2"/>
          <table:table-cell table:style-name="ce26" office:value-type="string">
            <text:p>changed infolabe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rt(thumb)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Art(thumb)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con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Icon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Season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Season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Episode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Episode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 offset() / position() </text:p>
          </table:table-cell>
          <table:table-cell/>
          <table:table-cell office:value-type="string">
            <text:p>url=https://forum.kodi.tv/showthread.php?tid=343076&amp;pid=2937187#pid29371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 offset() / position() </text:p>
          </table:table-cell>
          <table:table-cell/>
          <table:table-cell office:value-type="string">
            <text:p>url=https://forum.kodi.tv/showthread.php?tid=343076&amp;pid=2977267#pid29772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deprecated infolabe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ListItem.AddonBroken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Reminder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ReminderRule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Playable </text:p>
          </table:table-cell>
          <table:table-cell/>
          <table:table-cell office:value-type="string">
            <text:p>url=https://forum.kodi.tv/showthread.php?tid=343076&amp;pid=2848933#pid28489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Archive </text:p>
          </table:table-cell>
          <table:table-cell/>
          <table:table-cell office:value-type="string">
            <text:p>url=https://forum.kodi.tv/showthread.php?tid=343076&amp;pid=2848933#pid28489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New </text:p>
          </table:table-cell>
          <table:table-cell/>
          <table:table-cell office:value-type="string">
            <text:p>url=https://forum.kodi.tv/showthread.php?tid=343076&amp;pid=2889649#pid288964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VR.IsPlayingActiveRecording </text:p>
          </table:table-cell>
          <table:table-cell/>
          <table:table-cell office:value-type="string">
            <text:p>url=https://forum.kodi.tv/showthread.php?tid=343076&amp;pid=2866044#pid286604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Integer.IsEven </text:p>
          </table:table-cell>
          <table:table-cell/>
          <table:table-cell office:value-type="string">
            <text:p>url=https://forum.kodi.tv/showthread.php?tid=343076&amp;pid=2879220#pid287922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Integer.IsOdd </text:p>
          </table:table-cell>
          <table:table-cell/>
          <table:table-cell office:value-type="string">
            <text:p>url=https://forum.kodi.tv/showthread.php?tid=343076&amp;pid=2879220#pid287922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AddonIsEnabled(id) </text:p>
          </table:table-cell>
          <table:table-cell/>
          <table:table-cell office:value-type="string">
            <text:p>url=https://forum.kodi.tv/showthread.php?tid=343076&amp;pid=2888530#pid28885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SupportsCPUUsage </text:p>
          </table:table-cell>
          <table:table-cell/>
          <table:table-cell office:value-type="string">
            <text:p>url=https://forum.kodi.tv/showthread.php?tid=343076&amp;pid=2903727#pid290372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Boxset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brary.HasContent(boxsets)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brary.HasNode() </text:p>
          </table:table-cell>
          <table:table-cell/>
          <table:table-cell office:value-type="string">
            <text:p>url=https://forum.kodi.tv/showthread.php?tid=343076&amp;pid=2906566#pid290656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Premier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Final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Liv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FromOfficialRepo) </text:p>
          </table:table-cell>
          <table:table-cell/>
          <table:table-cell office:value-type="string">
            <text:p>url=https://forum.kodi.tv/showthread.php?tid=343076&amp;pid=2964978#pid296497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Binary) </text:p>
          </table:table-cell>
          <table:table-cell/>
          <table:table-cell office:value-type="string">
            <text:p>url=https://forum.kodi.tv/showthread.php?tid=343076&amp;pid=2969562#pid2969562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Update) </text:p>
          </table:table-cell>
          <table:table-cell/>
          <table:table-cell office:value-type="string">
            <text:p>url=https://forum.kodi.tv/showthread.php?tid=343076&amp;pid=2975908#pid29759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AutoUpdateable </text:p>
          </table:table-cell>
          <table:table-cell/>
          <table:table-cell office:value-type="string">
            <text:p>url=https://forum.kodi.tv/showthread.php?tid=343076&amp;pid=2975908#pid29759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IsMultiDisc </text:p>
          </table:table-cell>
          <table:table-cell/>
          <table:table-cell office:value-type="string">
            <text:p>url=https://forum.kodi.tv/showthread.php?tid=343076&amp;pid=2977186#pid297718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changed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Contains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StartsWith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EndsWith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removed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Platform.Linux.RaspberryPi </text:p>
          </table:table-cell>
          <table:table-cell/>
          <table:table-cell office:value-type="string">
            <text:p>url=https://forum.kodi.tv/showthread.php?tid=343076&amp;pid=3001132#pid3001132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builtin action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EnableAddon(id) </text:p>
          </table:table-cell>
          <table:table-cell/>
          <table:table-cell office:value-type="string">
            <text:p>url=https://forum.kodi.tv/showthread.php?tid=343076&amp;pid=2888530#pid28885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EpgGridControl(command) </text:p>
          </table:table-cell>
          <table:table-cell/>
          <table:table-cell office:value-type="string">
            <text:p>url=https://forum.kodi.tv/showthread.php?tid=343076&amp;pid=2888534#pid288853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Control(Tempo(value)) </text:p>
          </table:table-cell>
          <table:table-cell/>
          <table:table-cell office:value-type="string">
            <text:p>url=https://forum.kodi.tv/showthread.php?tid=343076&amp;pid=2966304#pid296630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changed builtin action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the xbmc. prefix is no longer supported </text:p>
          </table:table-cell>
          <table:table-cell/>
          <table:table-cell office:value-type="string">
            <text:p>url=https://forum.kodi.tv/showthread.php?tid=343076&amp;pid=2934411#pid2934411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Media() '1' param support for music </text:p>
          </table:table-cell>
          <table:table-cell/>
          <table:table-cell office:value-type="string">
            <text:p>url=https://forum.kodi.tv/showthread.php?tid=343076&amp;pid=2964116#pid296411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control type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ranges </text:p>
          </table:table-cell>
          <table:table-cell/>
          <table:table-cell office:value-type="string">
            <text:p>url=https://forum.kodi.tv/showthread.php?tid=343076&amp;pid=2846526#pid284652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window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PVRGuideControls.xml </text:p>
          </table:table-cell>
          <table:table-cell/>
          <table:table-cell office:value-type="string">
            <text:p>url=https://forum.kodi.tv/showthread.php?tid=343076&amp;pid=2888534#pid288853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removed window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AccessPoints.xml </text:p>
          </table:table-cell>
          <table:table-cell/>
          <table:table-cell office:value-type="string">
            <text:p>url=https://forum.kodi.tv/showthread.php?tid=343076&amp;pid=2856721#pid2856721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AddonInfo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new button, id="14" </text:p>
          </table:table-cell>
          <table:table-cell/>
          <table:table-cell office:value-type="string">
            <text:p>url=https://forum.kodi.tv/showthread.php?tid=343076&amp;pid=3017736#pid301773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PVRInfo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new button, id="11"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addon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xbmc.gui bump </text:p>
          </table:table-cell>
          <table:table-cell/>
          <table:table-cell office:value-type="string">
            <text:p>url=https://forum.kodi.tv/showthread.php?tid=343076&amp;pid=2941389#pid29413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functional change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always load skin from Startup.xml </text:p>
          </table:table-cell>
          <table:table-cell/>
          <table:table-cell office:value-type="string">
            <text:p>url=https://forum.kodi.tv/showthread.php?tid=343076&amp;pid=2973818#pid297381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 table:number-rows-repeated="1048426">
          <table:table-cell table:number-columns-repeated="1001"/>
        </table:table-row>
        <table:table-row table:style-name="ro6">
          <table:table-cell table:number-columns-repeated="1001"/>
        </table:table-row>
      </table:table>
      <table:table table:name="Weather" table:style-name="ta2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ce39"/>
        <table:table-column table:style-name="co17" table:default-cell-style-name="Default"/>
        <table:table-column table:style-name="co18" table:default-cell-style-name="Default"/>
        <table:table-column table:style-name="co10" table:number-columns-repeated="1020" table:default-cell-style-name="Default"/>
        <table:table-row table:style-name="ro3">
          <table:table-cell table:style-name="ce29" office:value-type="string">
            <text:p>weather.multi</text:p>
          </table:table-cell>
          <table:table-cell table:style-name="ce38"/>
          <table:table-cell table:style-name="ce29" office:value-type="string">
            <text:p>weather.gismeteo</text:p>
          </table:table-cell>
          <table:table-cell table:style-name="ce29"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INFO FOR SKINNERS</text:p>
          </table:table-cell>
          <table:table-cell/>
          <table:table-cell office:value-type="string">
            <text:p>INFO FOR SKINNER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All values returned by the addon will include their units.</text:p>
          </table:table-cell>
          <table:table-cell table:number-columns-repeated="1023"/>
        </table:table-row>
        <table:table-row table:style-name="ro6">
          <table:table-cell office:value-type="string">
            <text:p>Skinners won't have to bother with it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7">
          <table:table-cell table:style-name="ce30" office:value-type="string">
            <text:p>DEFAULT KODI WEATHER LABELS</text:p>
          </table:table-cell>
          <table:table-cell table:style-name="ce40"/>
          <table:table-cell table:style-name="ce30" office:value-type="string">
            <text:p>DEFAULT KODI WEATHER LABELS</text:p>
          </table:table-cell>
          <table:table-cell table:style-name="ce46"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1" office:value-type="string">
            <text:p>CURRENT</text:p>
          </table:table-cell>
          <table:table-cell table:style-name="ce41"/>
          <table:table-cell table:style-name="ce31" office:value-type="string">
            <text:p>CURREN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Current.Location</text:p>
          </table:table-cell>
          <table:table-cell/>
          <table:table-cell office:value-type="string">
            <text:p>Current.Location</text:p>
          </table:table-cell>
          <table:table-cell table:number-columns-repeated="1021"/>
        </table:table-row>
        <table:table-row table:style-name="ro6">
          <table:table-cell office:value-type="string">
            <text:p>Current.Condition</text:p>
          </table:table-cell>
          <table:table-cell/>
          <table:table-cell office:value-type="string">
            <text:p>Current.Condition</text:p>
          </table:table-cell>
          <table:table-cell table:number-columns-repeated="1021"/>
        </table:table-row>
        <table:table-row table:style-name="ro6">
          <table:table-cell office:value-type="string">
            <text:p>Current.Temperature</text:p>
          </table:table-cell>
          <table:table-cell/>
          <table:table-cell office:value-type="string">
            <text:p>Current.Temperature</text:p>
          </table:table-cell>
          <table:table-cell table:number-columns-repeated="1021"/>
        </table:table-row>
        <table:table-row table:style-name="ro6">
          <table:table-cell office:value-type="string">
            <text:p>Current.Wind</text:p>
          </table:table-cell>
          <table:table-cell/>
          <table:table-cell office:value-type="string">
            <text:p>Current.Wind</text:p>
          </table:table-cell>
          <table:table-cell table:number-columns-repeated="1021"/>
        </table:table-row>
        <table:table-row table:style-name="ro6">
          <table:table-cell office:value-type="string">
            <text:p>Current.WindDirection</text:p>
          </table:table-cell>
          <table:table-cell/>
          <table:table-cell office:value-type="string">
            <text:p>Current.WindDirection</text:p>
          </table:table-cell>
          <table:table-cell table:number-columns-repeated="1021"/>
        </table:table-row>
        <table:table-row table:style-name="ro6">
          <table:table-cell office:value-type="string">
            <text:p>Current.Humidity</text:p>
          </table:table-cell>
          <table:table-cell/>
          <table:table-cell office:value-type="string">
            <text:p>Current.Humidity</text:p>
          </table:table-cell>
          <table:table-cell table:number-columns-repeated="1021"/>
        </table:table-row>
        <table:table-row table:style-name="ro6">
          <table:table-cell office:value-type="string">
            <text:p>Current.FeelsLike</text:p>
          </table:table-cell>
          <table:table-cell/>
          <table:table-cell office:value-type="string">
            <text:p>Current.FeelsLike</text:p>
          </table:table-cell>
          <table:table-cell table:number-columns-repeated="1021"/>
        </table:table-row>
        <table:table-row table:style-name="ro6">
          <table:table-cell office:value-type="string">
            <text:p>Current.DewPoint</text:p>
          </table:table-cell>
          <table:table-cell/>
          <table:table-cell office:value-type="string">
            <text:p>Current.DewPoint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UVIndex</text:p>
          </table:table-cell>
          <table:table-cell/>
          <table:table-cell table:style-name="ce44"/>
          <table:table-cell/>
          <table:table-cell table:style-name="ce47" table:number-columns-repeated="1020"/>
        </table:table-row>
        <table:table-row table:style-name="ro6">
          <table:table-cell office:value-type="string">
            <text:p>Current.ConditionIcon <text:s text:c="5"/>(eg. '28.png')</text:p>
          </table:table-cell>
          <table:table-cell/>
          <table:table-cell office:value-type="string">
            <text:p>Current.ConditionIcon <text:s text:c="5"/>(eg. resource://resource.images.weathericons.default/28.png)</text:p>
          </table:table-cell>
          <table:table-cell table:number-columns-repeated="1021"/>
        </table:table-row>
        <table:table-row table:style-name="ro6">
          <table:table-cell office:value-type="string">
            <text:p>Current.FanartCode</text:p>
          </table:table-cell>
          <table:table-cell/>
          <table:table-cell office:value-type="string">
            <text:p>Current.FanartCod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 office:value-type="string">
            <text:p>DAY [0-6]</text:p>
          </table:table-cell>
          <table:table-cell table:style-name="ce41"/>
          <table:table-cell table:style-name="ce31" office:value-type="string">
            <text:p>DAY [0-6]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Day%i.Title</text:p>
          </table:table-cell>
          <table:table-cell/>
          <table:table-cell office:value-type="string">
            <text:p>Day%i.Title</text:p>
          </table:table-cell>
          <table:table-cell table:number-columns-repeated="1021"/>
        </table:table-row>
        <table:table-row table:style-name="ro6">
          <table:table-cell office:value-type="string">
            <text:p>Day%i.HighTemp</text:p>
          </table:table-cell>
          <table:table-cell/>
          <table:table-cell office:value-type="string">
            <text:p>Day%i.HighTemp</text:p>
          </table:table-cell>
          <table:table-cell table:number-columns-repeated="1021"/>
        </table:table-row>
        <table:table-row table:style-name="ro6">
          <table:table-cell office:value-type="string">
            <text:p>Day%i.LowTemp</text:p>
          </table:table-cell>
          <table:table-cell/>
          <table:table-cell office:value-type="string">
            <text:p>Day%i.LowTemp</text:p>
          </table:table-cell>
          <table:table-cell table:number-columns-repeated="1021"/>
        </table:table-row>
        <table:table-row table:style-name="ro6">
          <table:table-cell office:value-type="string">
            <text:p>Day%i.Outlook</text:p>
          </table:table-cell>
          <table:table-cell/>
          <table:table-cell office:value-type="string">
            <text:p>Day%i.Outlook</text:p>
          </table:table-cell>
          <table:table-cell table:number-columns-repeated="1021"/>
        </table:table-row>
        <table:table-row table:style-name="ro6">
          <table:table-cell office:value-type="string">
            <text:p>Day%i.OutlookIcon</text:p>
          </table:table-cell>
          <table:table-cell/>
          <table:table-cell office:value-type="string">
            <text:p>Day%i.OutlookIcon</text:p>
          </table:table-cell>
          <table:table-cell table:number-columns-repeated="1021"/>
        </table:table-row>
        <table:table-row table:style-name="ro6">
          <table:table-cell office:value-type="string">
            <text:p>Day%i.FanartCode</text:p>
          </table:table-cell>
          <table:table-cell/>
          <table:table-cell office:value-type="string">
            <text:p>Day%i.FanartCode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1" office:value-type="string">
            <text:p>WEATHERPROVIDER</text:p>
          </table:table-cell>
          <table:table-cell table:style-name="ce41"/>
          <table:table-cell table:style-name="ce31" office:value-type="string">
            <text:p>WEATHERPROVIDER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WeatherProvider</text:p>
          </table:table-cell>
          <table:table-cell/>
          <table:table-cell office:value-type="string">
            <text:p>WeatherProvider</text:p>
          </table:table-cell>
          <table:table-cell table:number-columns-repeated="1021"/>
        </table:table-row>
        <table:table-row table:style-name="ro6">
          <table:table-cell office:value-type="string">
            <text:p>WeatherProviderLogo</text:p>
          </table:table-cell>
          <table:table-cell/>
          <table:table-cell office:value-type="string">
            <text:p>WeatherProviderLogo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45"/>
          <table:table-cell table:number-columns-repeated="1021"/>
        </table:table-row>
        <table:table-row table:style-name="ro7">
          <table:table-cell table:style-name="ce30" office:value-type="string">
            <text:p>EXTENDED WEATHER LABELS</text:p>
          </table:table-cell>
          <table:table-cell table:style-name="ce40"/>
          <table:table-cell table:style-name="ce30" office:value-type="string">
            <text:p>EXTENDED WEATHER LABELS</text:p>
          </table:table-cell>
          <table:table-cell table:style-name="ce46" table:number-columns-repeated="1021"/>
        </table:table-row>
        <table:table-row table:style-name="ro4">
          <table:table-cell table:style-name="ce31" office:value-type="string">
            <text:p>FORECAST</text:p>
          </table:table-cell>
          <table:table-cell table:style-name="ce41"/>
          <table:table-cell table:style-name="ce31" office:value-type="string">
            <text:p>FORECAS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Forecast.IsFetched</text:p>
          </table:table-cell>
          <table:table-cell/>
          <table:table-cell office:value-type="string">
            <text:p>Forecast.IsFetched</text:p>
          </table:table-cell>
          <table:table-cell table:number-columns-repeated="1021"/>
        </table:table-row>
        <table:table-row table:style-name="ro6">
          <table:table-cell office:value-type="string">
            <text:p>Forecast.City</text:p>
          </table:table-cell>
          <table:table-cell/>
          <table:table-cell office:value-type="string">
            <text:p>Forecast.City</text:p>
          </table:table-cell>
          <table:table-cell table:number-columns-repeated="1021"/>
        </table:table-row>
        <table:table-row table:style-name="ro6">
          <table:table-cell office:value-type="string">
            <text:p>Forecast.Country</text:p>
          </table:table-cell>
          <table:table-cell/>
          <table:table-cell office:value-type="string">
            <text:p>Forecast.Countr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Forecast.State</text:p>
          </table:table-cell>
          <table:table-cell table:number-columns-repeated="1021"/>
        </table:table-row>
        <table:table-row table:style-name="ro6">
          <table:table-cell office:value-type="string">
            <text:p>Forecast.Latitude</text:p>
          </table:table-cell>
          <table:table-cell/>
          <table:table-cell office:value-type="string">
            <text:p>Forecast.Latitude</text:p>
          </table:table-cell>
          <table:table-cell table:number-columns-repeated="1021"/>
        </table:table-row>
        <table:table-row table:style-name="ro6">
          <table:table-cell office:value-type="string">
            <text:p>Forecast.Longitude</text:p>
          </table:table-cell>
          <table:table-cell/>
          <table:table-cell office:value-type="string">
            <text:p>Forecast.Longitude</text:p>
          </table:table-cell>
          <table:table-cell table:number-columns-repeated="1021"/>
        </table:table-row>
        <table:table-row table:style-name="ro6">
          <table:table-cell office:value-type="string">
            <text:p>Forecast.Updated <text:s text:c="10"/>(date and time the forecast was retrieved by yahoo)</text:p>
          </table:table-cell>
          <table:table-cell/>
          <table:table-cell office:value-type="string">
            <text:p>Forecast.Updated <text:s text:c="10"/>(date and time the forecast was retrieved by openweathermap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 office:value-type="string">
            <text:p>CURRENT</text:p>
          </table:table-cell>
          <table:table-cell table:style-name="ce41"/>
          <table:table-cell table:style-name="ce31" office:value-type="string">
            <text:p>CURREN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Current.IsFetched</text:p>
          </table:table-cell>
          <table:table-cell/>
          <table:table-cell office:value-type="string">
            <text:p>Current.IsFetched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Visibility <text:s text:c="8"/>(visible distance)</text:p>
          </table:table-cell>
          <table:table-cell table:number-columns-repeated="1023"/>
        </table:table-row>
        <table:table-row table:style-name="ro6">
          <table:table-cell office:value-type="string">
            <text:p>Current.Pressure <text:s text:c="10"/>(air pressure)</text:p>
          </table:table-cell>
          <table:table-cell/>
          <table:table-cell office:value-type="string">
            <text:p>Current.Pressure <text:s text:c="10"/>(air pressure)</text:p>
          </table:table-cell>
          <table:table-cell table:number-columns-repeated="1021"/>
        </table:table-row>
        <table:table-row table:style-name="ro6">
          <table:table-cell office:value-type="string">
            <text:p>Current.SeaLevel <text:s text:c="10"/>(pressure at sealevel)</text:p>
          </table:table-cell>
          <table:table-cell/>
          <table:table-cell office:value-type="string">
            <text:p>Current.SeaLevel <text:s text:c="10"/>(pressure at sealevel)</text:p>
          </table:table-cell>
          <table:table-cell table:number-columns-repeated="1021"/>
        </table:table-row>
        <table:table-row table:style-name="ro6">
          <table:table-cell office:value-type="string">
            <text:p>Current.Precipitation <text:s text:c="5"/>(probability)</text:p>
          </table:table-cell>
          <table:table-cell/>
          <table:table-cell office:value-type="string">
            <text:p>Current.Precipitation <text:s text:c="5"/>(total amount of rain and snow over the last 3 hours)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Cloudiness <text:s text:c="8"/>(cloud coverage)</text:p>
          </table:table-cell>
          <table:table-cell table:number-columns-repeated="1023"/>
        </table:table-row>
        <table:table-row table:style-name="ro6">
          <table:table-cell office:value-type="string">
            <text:p>Current.OutlookIcon <text:s text:c="7"/>(eg. 28.png)</text:p>
          </table:table-cell>
          <table:table-cell/>
          <table:table-cell office:value-type="string">
            <text:p>Current.OutlookIcon <text:s text:c="7"/>(eg. 28.png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3" office:value-type="string">
            <text:p>TODAY</text:p>
          </table:table-cell>
          <table:table-cell table:style-name="ce42"/>
          <table:table-cell table:style-name="ce33" office:value-type="string">
            <text:p>TODAY</text:p>
          </table:table-cell>
          <table:table-cell table:style-name="ce33" table:number-columns-repeated="1021"/>
        </table:table-row>
        <table:table-row table:style-name="ro6">
          <table:table-cell office:value-type="string">
            <text:p>Today.IsFetched</text:p>
          </table:table-cell>
          <table:table-cell/>
          <table:table-cell office:value-type="string">
            <text:p>Today.IsFetched</text:p>
          </table:table-cell>
          <table:table-cell table:number-columns-repeated="1021"/>
        </table:table-row>
        <table:table-row table:style-name="ro6">
          <table:table-cell office:value-type="string">
            <text:p>Today.Sunrise</text:p>
          </table:table-cell>
          <table:table-cell/>
          <table:table-cell office:value-type="string">
            <text:p>Today.Sunrise</text:p>
          </table:table-cell>
          <table:table-cell table:number-columns-repeated="1021"/>
        </table:table-row>
        <table:table-row table:style-name="ro6">
          <table:table-cell office:value-type="string">
            <text:p>Today.Sunset</text:p>
          </table:table-cell>
          <table:table-cell/>
          <table:table-cell office:value-type="string">
            <text:p>Today.Sunset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Today.MoonPhase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style-name="ce31" office:value-type="string">
            <text:p>HOURLY [1-24]</text:p>
          </table:table-cell>
          <table:table-cell table:style-name="ce41"/>
          <table:table-cell table:style-name="ce31" office:value-type="string">
            <text:p>HOURLY [1-16] <text:s text:c="13"/>(NOTE: this is 3-hourly, eg. 0:00, 3:00, 6:00, 9:00 and so on)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Hourly.IsFetched</text:p>
          </table:table-cell>
          <table:table-cell/>
          <table:table-cell office:value-type="string">
            <text:p>Hourly.IsFetched</text:p>
          </table:table-cell>
          <table:table-cell table:number-columns-repeated="1021"/>
        </table:table-row>
        <table:table-row table:style-name="ro6">
          <table:table-cell office:value-type="string">
            <text:p>Hourly.%i.Time <text:s text:c="12"/>(eg. '12:00')</text:p>
          </table:table-cell>
          <table:table-cell/>
          <table:table-cell office:value-type="string">
            <text:p>Hourly.%i.Time <text:s text:c="12"/>(eg. '12:00')</text:p>
          </table:table-cell>
          <table:table-cell table:number-columns-repeated="1021"/>
        </table:table-row>
        <table:table-row table:style-name="ro6">
          <table:table-cell office:value-type="string">
            <text:p>Hourly.%i.LongDate</text:p>
          </table:table-cell>
          <table:table-cell/>
          <table:table-cell office:value-type="string">
            <text:p>Hourly.%i.LongDate</text:p>
          </table:table-cell>
          <table:table-cell table:number-columns-repeated="1021"/>
        </table:table-row>
        <table:table-row table:style-name="ro6">
          <table:table-cell office:value-type="string">
            <text:p>Hourly.%i.ShortDate</text:p>
          </table:table-cell>
          <table:table-cell/>
          <table:table-cell office:value-type="string">
            <text:p>Hourly.%i.ShortDate</text:p>
          </table:table-cell>
          <table:table-cell table:number-columns-repeated="1021"/>
        </table:table-row>
        <table:table-row table:style-name="ro6">
          <table:table-cell office:value-type="string">
            <text:p>Hourly.%i.Outlook <text:s text:c="9"/>(eg. 'Very heavy rain')</text:p>
          </table:table-cell>
          <table:table-cell/>
          <table:table-cell office:value-type="string">
            <text:p>Hourly.%i.Outlook</text:p>
          </table:table-cell>
          <table:table-cell table:number-columns-repeated="1021"/>
        </table:table-row>
        <table:table-row table:style-name="ro6">
          <table:table-cell office:value-type="string">
            <text:p>Hourly.%i.OutlookIcon</text:p>
          </table:table-cell>
          <table:table-cell/>
          <table:table-cell office:value-type="string">
            <text:p>Hourly.%i.OutlookIcon</text:p>
          </table:table-cell>
          <table:table-cell table:number-columns-repeated="1021"/>
        </table:table-row>
        <table:table-row table:style-name="ro6">
          <table:table-cell office:value-type="string">
            <text:p>Hourly.%i.FanartCode</text:p>
          </table:table-cell>
          <table:table-cell/>
          <table:table-cell office:value-type="string">
            <text:p>Hourly.%i.FanartCode</text:p>
          </table:table-cell>
          <table:table-cell table:number-columns-repeated="1021"/>
        </table:table-row>
        <table:table-row table:style-name="ro6">
          <table:table-cell office:value-type="string">
            <text:p>Hourly.%i.Temperature</text:p>
          </table:table-cell>
          <table:table-cell/>
          <table:table-cell office:value-type="string">
            <text:p>Hourly.%i.Temperature</text:p>
          </table:table-cell>
          <table:table-cell table:number-columns-repeated="1021"/>
        </table:table-row>
        <table:table-row table:style-name="ro6">
          <table:table-cell office:value-type="string">
            <text:p>Hourly.%i.FeelsLike</text:p>
          </table:table-cell>
          <table:table-cell/>
          <table:table-cell office:value-type="string">
            <text:p>Hourly.%i.FeelsLike</text:p>
          </table:table-cell>
          <table:table-cell table:number-columns-repeated="1021"/>
        </table:table-row>
        <table:table-row table:style-name="ro6">
          <table:table-cell office:value-type="string">
            <text:p>Hourly.%i.Humidity</text:p>
          </table:table-cell>
          <table:table-cell/>
          <table:table-cell office:value-type="string">
            <text:p>Hourly.%i.Humidity</text:p>
          </table:table-cell>
          <table:table-cell table:number-columns-repeated="1021"/>
        </table:table-row>
        <table:table-row table:style-name="ro6">
          <table:table-cell office:value-type="string">
            <text:p>Hourly.%i.Precipitation <text:s text:c="3"/>(probability of precipitation)</text:p>
          </table:table-cell>
          <table:table-cell/>
          <table:table-cell office:value-type="string">
            <text:p>Hourly.%i.Precipitation <text:s text:c="3"/>(total amount of rain and snow)</text:p>
          </table:table-cell>
          <table:table-cell table:number-columns-repeated="1021"/>
        </table:table-row>
        <table:table-row table:style-name="ro6">
          <table:table-cell office:value-type="string">
            <text:p>Hourly.%i.WindSpeed</text:p>
          </table:table-cell>
          <table:table-cell/>
          <table:table-cell office:value-type="string">
            <text:p>Hourly.%i.WindSpeed</text:p>
          </table:table-cell>
          <table:table-cell table:number-columns-repeated="1021"/>
        </table:table-row>
        <table:table-row table:style-name="ro6">
          <table:table-cell office:value-type="string">
            <text:p>Hourly.%i.WindDirection <text:s text:c="3"/>(eg. 'SSW')</text:p>
          </table:table-cell>
          <table:table-cell/>
          <table:table-cell office:value-type="string">
            <text:p>Hourly.%i.WindDirection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Hourly.%i.WindDegree <text:s text:c="6"/>(eg. '220°')</text:p>
          </table:table-cell>
          <table:table-cell table:number-columns-repeated="1023"/>
        </table:table-row>
        <table:table-row table:style-name="ro6">
          <table:table-cell office:value-type="string">
            <text:p>Hourly.%i.DewPoint</text:p>
          </table:table-cell>
          <table:table-cell/>
          <table:table-cell office:value-type="string">
            <text:p>Hourly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Hourly.%i.Pressur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4" office:value-type="string">
            <text:p>DAILY [1-10] (Yahoo) <text:s text:c="30"/>booth <text:s text:c="32"/>DAILY [1-16] (Weatherbit) <text:s text:c="23"/></text:p>
          </table:table-cell>
          <table:table-cell table:style-name="ce41"/>
          <table:table-cell table:style-name="ce31" office:value-type="string">
            <text:p>DAILY [1-7]</text:p>
          </table:table-cell>
          <table:table-cell table:style-name="ce31" table:number-columns-repeated="1021"/>
        </table:table-row>
        <table:table-row table:style-name="ro4">
          <table:table-cell/>
          <table:table-cell table:style-name="ce43"/>
          <table:table-cell table:number-columns-repeated="1022"/>
        </table:table-row>
        <table:table-row table:style-name="ro6">
          <table:table-cell office:value-type="string">
            <text:p><text:s text:c="53"/>Daily.IsFetched</text:p>
          </table:table-cell>
          <table:table-cell/>
          <table:table-cell office:value-type="string">
            <text:p>Daily.IsFetched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LongDay <text:s text:c="10"/>(eg. 'Monday')</text:p>
          </table:table-cell>
          <table:table-cell/>
          <table:table-cell office:value-type="string">
            <text:p>Daily.%i.LongDay <text:s text:c="10"/>(eg. 'Monday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ShortDay <text:s text:c="9"/>(eg. 'Mon')</text:p>
          </table:table-cell>
          <table:table-cell/>
          <table:table-cell office:value-type="string">
            <text:p>Daily.%i.ShortDay <text:s text:c="9"/>(eg. 'Mo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LongDate <text:s text:c="9"/>(eg. '1 January')</text:p>
          </table:table-cell>
          <table:table-cell/>
          <table:table-cell office:value-type="string">
            <text:p>Daily.%i.LongDate <text:s text:c="9"/>(eg. '1 January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ShortDate <text:s text:c="8"/>(eg. '1 Jan')</text:p>
          </table:table-cell>
          <table:table-cell/>
          <table:table-cell office:value-type="string">
            <text:p>Daily.%i.ShortDate <text:s text:c="8"/>(eg. '1 Ja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Outlook <text:s text:c="10"/>(eg. 'Mostly Cloudy')</text:p>
          </table:table-cell>
          <table:table-cell/>
          <table:table-cell office:value-type="string">
            <text:p>Daily.%i.Outlook <text:s text:c="10"/>(eg. 'Very heavy rai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OutlookIcon</text:p>
          </table:table-cell>
          <table:table-cell/>
          <table:table-cell office:value-type="string">
            <text:p>Daily.%i.OutlookIcon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FanartCode</text:p>
          </table:table-cell>
          <table:table-cell/>
          <table:table-cell office:value-type="string">
            <text:p>Daily.%i.FanartCode</text:p>
          </table:table-cell>
          <table:table-cell table:number-columns-repeated="1021"/>
        </table:table-row>
        <table:table-row table:style-name="ro4">
          <table:table-cell/>
          <table:table-cell table:style-name="ce43"/>
          <table:table-cell table:number-columns-repeated="1022"/>
        </table:table-row>
        <table:table-row table:style-name="ro6">
          <table:table-cell table:style-name="ce35" office:value-type="string">
            <text:p>Daily.%i.WindSpeed</text:p>
          </table:table-cell>
          <table:table-cell table:style-name="ce43"/>
          <table:table-cell office:value-type="string">
            <text:p>Daily.%i.WindSpeed</text:p>
          </table:table-cell>
          <table:table-cell table:number-columns-repeated="1021"/>
        </table:table-row>
        <table:table-row table:style-name="ro6">
          <table:table-cell table:style-name="ce35" office:value-type="string">
            <text:p>Daily.%i.WindDirection <text:s text:c="4"/>(eg. 'SSW')</text:p>
          </table:table-cell>
          <table:table-cell table:style-name="ce43"/>
          <table:table-cell office:value-type="string">
            <text:p>Daily.%i.WindDirection <text:s text:c="4"/>(eg. 'SSW')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WindDegree <text:s text:c="7"/>(eg. '220°')</text:p>
          </table:table-cell>
          <table:table-cell table:style-name="ce43"/>
          <table:table-cell table:number-columns-repeated="1022"/>
        </table:table-row>
        <table:table-row table:style-name="ro6">
          <table:table-cell table:style-name="ce35"/>
          <table:table-cell table:style-name="ce43"/>
          <table:table-cell table:style-name="ce32" office:value-type="string">
            <text:p>Daily.%i.MaxWind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WindGust</text:p>
          </table:table-cell>
          <table:table-cell table:number-columns-repeated="1023"/>
        </table:table-row>
        <table:table-row table:style-name="ro6">
          <table:table-cell office:value-type="string">
            <text:p><text:s text:c="52"/>Daily.%i.Humidity</text:p>
          </table:table-cell>
          <table:table-cell/>
          <table:table-cell office:value-type="string">
            <text:p>Daily.%i.Humidity</text:p>
          </table:table-cell>
          <table:table-cell table:number-columns-repeated="1021"/>
        </table:table-row>
        <table:table-row table:style-name="ro6">
          <table:table-cell table:style-name="ce35"/>
          <table:table-cell/>
          <table:table-cell table:style-name="ce32" office:value-type="string">
            <text:p>Daily.%i.Min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MaxHumidity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FeelsLike <text:s text:c="8"/>(same as HighFeelsLike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HighFeelsLik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LowFeelsLik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Temperature <text:s text:c="6"/>(average temperature)</text:p>
          </table:table-cell>
          <table:table-cell table:number-columns-repeated="1023"/>
        </table:table-row>
        <table:table-row table:style-name="ro6">
          <table:table-cell table:number-columns-repeated="2"/>
          <table:table-cell table:style-name="ce32" office:value-type="string">
            <text:p>Daily.%i.TempMorn <text:s text:c="9"/>(morning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Day <text:s text:c="10"/>(day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Eve <text:s text:c="10"/>(evening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Night <text:s text:c="8"/>(night temperature)</text:p>
          </table:table-cell>
          <table:table-cell table:number-columns-repeated="1021"/>
        </table:table-row>
        <table:table-row table:style-name="ro6">
          <table:table-cell table:style-name="ce37" office:value-type="string">
            <text:p><text:s text:c="52"/>Daily.%i.HighTemperature <text:s text:c="2"/>(highest temperature that will be reached today)</text:p>
          </table:table-cell>
          <table:table-cell/>
          <table:table-cell office:value-type="string">
            <text:p>Daily.%i.HighTemperature <text:s text:c="2"/>(highest temperature that will be reached today)</text:p>
          </table:table-cell>
          <table:table-cell table:number-columns-repeated="1021"/>
        </table:table-row>
        <table:table-row table:style-name="ro6">
          <table:table-cell table:style-name="ce37" office:value-type="string">
            <text:p><text:s text:c="52"/>Daily.%i.LowTemperature <text:s text:c="3"/>(lowest temperature that will be reached today)</text:p>
          </table:table-cell>
          <table:table-cell/>
          <table:table-cell office:value-type="string">
            <text:p>Daily.%i.LowTemperature <text:s text:c="3"/>(lowest temperature that will be reached today)</text:p>
          </table:table-cell>
          <table:table-cell table:number-columns-repeated="1021"/>
        </table:table-row>
        <table:table-row table:style-name="ro4">
          <table:table-cell table:style-name="ce37"/>
          <table:table-cell table:number-columns-repeated="1023"/>
        </table:table-row>
        <table:table-row table:style-name="ro6">
          <table:table-cell table:style-name="ce37" office:value-type="string">
            <text:p><text:s text:c="52"/>Daily.%i.DewPoint</text:p>
          </table:table-cell>
          <table:table-cell/>
          <table:table-cell office:value-type="string">
            <text:p>Daily.%i.DewPoin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7" office:value-type="string">
            <text:p>Daily.%i.Precipitation <text:s text:c="4"/>(probability of precipitation)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6">
          <table:table-cell table:style-name="ce35" office:value-type="string">
            <text:p>Daily.%i.Precipitation <text:s text:c="4"/>(total amount of rain and snow)</text:p>
          </table:table-cell>
          <table:table-cell/>
          <table:table-cell office:value-type="string">
            <text:p>Daily.%i.Precipitation <text:s text:c="4"/>(total amount of rain and snow)</text:p>
          </table:table-cell>
          <table:table-cell table:number-columns-repeated="1021"/>
        </table:table-row>
        <table:table-row table:style-name="ro6">
          <table:table-cell table:style-name="ce35" office:value-type="string">
            <text:p>Daily.%i.Probability <text:s text:c="6"/>(probability of precipitation)</text:p>
          </table:table-cell>
          <table:table-cell table:number-columns-repeated="1023"/>
        </table:table-row>
        <table:table-row table:style-name="ro6">
          <table:table-cell table:style-name="ce35" office:value-type="string">
            <text:p>Daily.%i.Pressure</text:p>
          </table:table-cell>
          <table:table-cell/>
          <table:table-cell office:value-type="string">
            <text:p>Daily.%i.Pressur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6" office:value-type="string">
            <text:p>Daily.%i.Cloudiness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Low <text:s text:c="8"/>(cloud coverage at 0-3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Mid <text:s text:c="8"/>(cloud coverage at 3-5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High <text:s text:c="7"/>(cloud coverage at &gt;5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now <text:s text:c="13"/>(amount of snow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nowDepth <text:s text:c="8"/>(depth of snow on the ground)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Visibility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unris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unset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Moonris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Moonset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MoonPhase <text:s text:c="8"/>(moon phase fraction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Ozone <text:s text:c="12"/>(average ozone level)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UVIndex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eaLevel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1"/>
          <table:table-cell table:style-name="ce41"/>
          <table:table-cell table:style-name="ce31" office:value-type="string">
            <text:p>WEEKEND [1-2]</text:p>
          </table:table-cell>
          <table:table-cell table:style-name="ce31"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IsFetch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ng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Short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ngDat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ShortDat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Outlook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OutlookIc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FanartCod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WindSpe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axWin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WindDirecti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Mor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Ev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Nigh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in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ax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HighTemperature (highest temperature that will be reached today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wTemperature <text:s/>(lowest temperature that will be reached today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Press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Precipitation <text:s text:c="2"/>(total amount of rain and snow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/>
          <table:table-cell table:style-name="ce41"/>
          <table:table-cell table:style-name="ce31" office:value-type="string">
            <text:p>36HOUR [1-3]</text:p>
          </table:table-cell>
          <table:table-cell table:style-name="ce31" table:number-columns-repeated="1021"/>
        </table:table-row>
        <table:table-row table:style-name="ro4">
          <table:table-cell table:number-columns-repeated="2"/>
          <table:table-cell table:style-name="ce32" office:value-type="string">
            <text:p>36Hour.IsFetch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Heading <text:s text:c="9"/>('Today, 'Tonight' or 'Tomorro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TemperatureHeading ('High' or 'Lo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LongDay <text:s text:c="9"/>(eg. 'Monday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ShortDay <text:s text:c="8"/>(eg. 'Mo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LongDate <text:s text:c="8"/>(eg. '1 January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ShortDate <text:s text:c="7"/>(eg. '1 Ja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Outlook <text:s text:c="9"/>(eg. 'Very heavy rai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OutlookIc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FanartCod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WindSpe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WindDirection <text:s text:c="3"/>(eg. 'SS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Temperat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FeelsLik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Press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Precipitation <text:s text:c="3"/>(total amount of rain and snow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1" office:value-type="string">
            <text:p>MAP [1-5] (Openweathermap)</text:p>
          </table:table-cell>
          <table:table-cell table:style-name="ce41"/>
          <table:table-cell table:style-name="ce31" table:number-columns-repeated="1022"/>
        </table:table-row>
        <table:table-row table:style-name="ro6">
          <table:table-cell table:style-name="ce32" office:value-type="string">
            <text:p>Map.IsFetched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Area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Layer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Heading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Legend</text:p>
          </table:table-cell>
          <table:table-cell table:number-columns-repeated="1023"/>
        </table:table-row>
        <table:table-row table:style-name="ro6" table:number-rows-repeated="104838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D s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35"/>
        <table:table-column table:style-name="co21" table:default-cell-style-name="ce50"/>
        <table:table-column table:style-name="co10" table:default-cell-style-name="ce52"/>
        <table:table-column table:style-name="co22" table:default-cell-style-name="ce54"/>
        <table:table-column table:style-name="co23" table:default-cell-style-name="ce57"/>
        <table:table-column table:style-name="co10" table:number-columns-repeated="1016" table:default-cell-style-name="Default"/>
        <table:table-row table:style-name="ro6">
          <table:table-cell office:value-type="string">
            <text:p><text:a xlink:href="https://github.com/xbmc/xbmc/blob/master/xbmc/guilib/WindowIDs.h">https://github.com/xbmc/xbmc/blob/master/xbmc/guilib/WindowIDs.h</text:a></text:p>
          </table:table-cell>
          <table:table-cell table:number-columns-repeated="1021"/>
        </table:table-row>
        <table:table-row table:style-name="ro4">
          <table:table-cell table:style-name="ce48" office:value-type="string">
            <text:p>https://github.com/xbmc/xbmc/tree/master/xbmc/guilib</text:p>
          </table:table-cell>
          <table:table-cell table:style-name="ce49" office:value-type="string">
            <text:p>KODI Ids (reserved in specific windows)</text:p>
          </table:table-cell>
          <table:table-cell table:style-name="ce51" office:value-type="string">
            <text:p>Global | all window</text:p>
          </table:table-cell>
          <table:table-cell table:style-name="ce53" office:value-type="string">
            <text:p>ID</text:p>
          </table:table-cell>
          <table:table-cell table:style-name="ce55" office:value-type="string">
            <text:p>Dialogs</text:p>
          </table:table-cell>
          <table:table-cell table:style-name="ce58"/>
          <table:table-cell table:style-name="ce60" table:number-columns-repeated="1016"/>
        </table:table-row>
        <table:table-row table:style-name="ro4">
          <table:table-cell table:number-columns-repeated="1022"/>
        </table:table-row>
        <table:table-row table:style-name="ro4">
          <table:table-cell office:value-type="string">
            <text:p>try get best value consistency</text:p>
          </table:table-cell>
          <table:table-cell/>
          <table:table-cell office:value-type="string">
            <text:p>menucontrol</text:p>
          </table:table-cell>
          <table:table-cell office:value-type="float" office:value="9000">
            <text:p>9000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premenucontrol</text:p>
          </table:table-cell>
          <table:table-cell office:value-type="float" office:value="8999">
            <text:p>8999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6"/>
          <table:table-cell table:number-columns-repeated="1019"/>
        </table:table-row>
        <table:table-row table:style-name="ro4">
          <table:table-cell table:number-columns-repeated="2"/>
          <table:table-cell table:style-name="ce36" office:value-type="string">
            <text:p>profile -menucontrol</text:p>
          </table:table-cell>
          <table:table-cell office:value-type="float" office:value="7000">
            <text:p>7000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6"/>
          <table:table-cell/>
          <table:table-cell office:value-type="string">
            <text:p>- shutdownmenu / dialogbuttonmenu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6" office:value-type="string">
            <text:p>Player – menucontrol</text:p>
          </table:table-cell>
          <table:table-cell office:value-type="float" office:value="6000">
            <text:p>6000</text:p>
          </table:table-cell>
          <table:table-cell table:number-columns-repeated="1018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4"/>
          <table:table-cell table:style-name="ce56"/>
          <table:table-cell table:style-name="ce59" office:value-type="string">
            <text:p>Item containers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>
            <text:p>settings</text:p>
          </table:table-cell>
          <table:table-cell/>
          <table:table-cell office:value-type="string">
            <text:p>- dialogvideoinfo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skinsettings</text:p>
          </table:table-cell>
          <table:table-cell/>
          <table:table-cell office:value-type="string">
            <text:p>- dialogfullscreeninfo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- embuaryinfodialogs (person,movie,picture)</text:p>
          </table:table-cell>
          <table:table-cell table:number-columns-repeated="1017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4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BACKGROUNDBUILDING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6" office:value-type="string">
            <text:p>FanartBackground</text:p>
          </table:table-cell>
          <table:table-cell office:value-type="float" office:value="99006">
            <text:p>99006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6" office:value-type="string">
            <text:p>RotatingFanartBackground</text:p>
          </table:table-cell>
          <table:table-cell office:value-type="float" office:value="99007">
            <text:p>99007</text:p>
          </table:table-cell>
          <table:table-cell table:number-columns-repeated="1018"/>
        </table:table-row>
        <table:table-row table:style-name="ro4" table:number-rows-repeated="1048556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iew select_container.cotent()" table:style-name="ta2" table:print="false">
        <office:forms form:automatic-focus="false" form:apply-design-mode="false"/>
        <table:table-column table:style-name="co24" table:default-cell-style-name="ce62"/>
        <table:table-column table:style-name="co10" table:number-columns-repeated="2" table:default-cell-style-name="Default"/>
        <table:table-column table:style-name="co10" table:number-columns-repeated="2" table:default-cell-style-name="ce65"/>
        <table:table-column table:style-name="co10" table:number-columns-repeated="2" table:default-cell-style-name="ce66"/>
        <table:table-column table:style-name="co10" table:number-columns-repeated="1017" table:default-cell-style-name="Default"/>
        <table:table-row table:style-name="ro3">
          <table:table-cell table:style-name="ce61" office:value-type="string">
            <text:p>Container.Content</text:p>
          </table:table-cell>
          <table:table-cell table:style-name="ce61" table:number-columns-repeated="2"/>
          <table:table-cell table:style-name="ce63" office:value-type="string">
            <text:p>Windows</text:p>
          </table:table-cell>
          <table:table-cell table:style-name="ce68" table:number-columns-repeated="4"/>
          <table:table-cell table:style-name="ce61" table:number-columns-repeated="1016"/>
        </table:table-row>
        <table:table-row table:style-name="ro8">
          <table:table-cell table:style-name="ce45" table:number-columns-repeated="3"/>
          <table:table-cell table:style-name="ce64" office:value-type="string">
            <text:p>videos</text:p>
          </table:table-cell>
          <table:table-cell table:style-name="ce64" office:value-type="string">
            <text:p>music</text:p>
          </table:table-cell>
          <table:table-cell table:style-name="ce64" office:value-type="string">
            <text:p>pictures</text:p>
          </table:table-cell>
          <table:table-cell table:style-name="ce64" office:value-type="string">
            <text:p>games</text:p>
          </table:table-cell>
          <table:table-cell table:style-name="ce45" office:value-type="string">
            <text:p>..</text:p>
          </table:table-cell>
          <table:table-cell table:style-name="ce45" table:number-columns-repeated="1016"/>
        </table:table-row>
        <table:table-row table:style-name="ro6">
          <table:table-cell office:value-type="string">
            <text:p>movi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set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tvshow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season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episod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musicvideos</text:p>
          </table:table-cell>
          <table:table-cell table:number-columns-repeated="1023"/>
        </table:table-row>
        <table:table-row table:style-name="ro6">
          <table:table-cell office:value-type="string">
            <text:p>artists</text:p>
          </table:table-cell>
          <table:table-cell table:number-columns-repeated="1023"/>
        </table:table-row>
        <table:table-row table:style-name="ro6">
          <table:table-cell office:value-type="string">
            <text:p>albums</text:p>
          </table:table-cell>
          <table:table-cell table:number-columns-repeated="1023"/>
        </table:table-row>
        <table:table-row table:style-name="ro6">
          <table:table-cell office:value-type="string">
            <text:p>songs</text:p>
          </table:table-cell>
          <table:table-cell table:number-columns-repeated="2"/>
          <table:table-cell table:style-name="ce66"/>
          <table:table-cell table:number-columns-repeated="1020"/>
        </table:table-row>
        <table:table-row table:style-name="ro6">
          <table:table-cell office:value-type="string">
            <text:p>files</text:p>
          </table:table-cell>
          <table:table-cell table:number-columns-repeated="1023"/>
        </table:table-row>
        <table:table-row table:style-name="ro6">
          <table:table-cell office:value-type="string">
            <text:p>actor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roles</text:p>
          </table:table-cell>
          <table:table-cell table:number-columns-repeated="2"/>
          <table:table-cell table:style-name="ce67"/>
          <table:table-cell table:number-columns-repeated="1020"/>
        </table:table-row>
        <table:table-row table:style-name="ro6">
          <table:table-cell office:value-type="string">
            <text:p>directors</text:p>
          </table:table-cell>
          <table:table-cell table:number-columns-repeated="1023"/>
        </table:table-row>
        <table:table-row table:style-name="ro4">
          <table:table-cell office:value-type="string">
            <text:p>tags</text:p>
          </table:table-cell>
          <table:table-cell table:number-columns-repeated="1023"/>
        </table:table-row>
        <table:table-row table:style-name="ro6">
          <table:table-cell office:value-type="string">
            <text:p>genres</text:p>
          </table:table-cell>
          <table:table-cell table:number-columns-repeated="1023"/>
        </table:table-row>
        <table:table-row table:style-name="ro6">
          <table:table-cell office:value-type="string">
            <text:p>years</text:p>
          </table:table-cell>
          <table:table-cell table:number-columns-repeated="1023"/>
        </table:table-row>
        <table:table-row table:style-name="ro6">
          <table:table-cell office:value-type="string">
            <text:p>studios</text:p>
          </table:table-cell>
          <table:table-cell table:number-columns-repeated="1023"/>
        </table:table-row>
        <table:table-row table:style-name="ro6">
          <table:table-cell office:value-type="string">
            <text:p>countri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playlists</text:p>
          </table:table-cell>
          <table:table-cell table:number-columns-repeated="1023"/>
        </table:table-row>
        <table:table-row table:style-name="ro6">
          <table:table-cell office:value-type="string">
            <text:p>image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addon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livetv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mixed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empty = Container.Content()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unknown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plugin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2">02.11.2021</text:date>, <text:time>12:06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xml_20_files" style:display-name="PageStyle_xml fi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o_20_do" style:display-name="PageStyle_to 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1-11-02T12:06:09.93</dc:date>
    <meta:editing-duration>PT7H27M57S</meta:editing-duration>
    <meta:editing-cycles>119</meta:editing-cycles>
    <meta:document-statistic meta:table-count="5" meta:cell-count="767" meta:object-count="0"/>
  </office:meta>
</office:document-meta>
</file>